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veRuntimeHintsRegistrar.instantiateClass( Class &lt; ? extends ReflectiveProcessor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iveRuntimeHintsRegistrar.createEntry( Annotated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flectiveRuntimeHintsRegistrar.isReflective(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RuntimeHintsRegistrar.doWithReflectiveConstructors( Class &lt; ? &gt; typeToProcess , Consumer &lt; Constructor &lt; ? &gt; &gt; consum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flectiveRuntimeHintsRegistrar.processType( Set &lt; Entry &gt; entries , Class &lt; ? &gt; typeToProc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ReflectiveProcessor.registerReflectionHints( ReflectionHints hints , Annotated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veRuntimeHintsRegistrar.registerRuntimeHints( RuntimeHints runtimeHints , Class &lt; ? &gt; ... typ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flectiveRuntimeHintsRegistrar.Entry( AnnotatedElement element , Reflective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ReflectiveProcessor.DelegatingReflectiveProcessor( Iterable &lt; ReflectiveProcessor &gt; 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